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 fo:border="0.06pt solid #000000"/>
    </style:style>
    <style:style style:name="ce2" style:family="table-cell" style:parent-style-name="Default">
      <style:table-cell-properties fo:background-color="#ff860d" fo:border="0.06pt solid #000000"/>
    </style:style>
    <style:style style:name="ce3" style:family="table-cell" style:parent-style-name="Default">
      <style:table-cell-properties fo:background-color="#ff860d"/>
    </style:style>
    <style:style style:name="ce4" style:family="table-cell" style:parent-style-name="Default">
      <style:table-cell-properties fo:background-color="#fff5ce" fo:border="0.06pt solid #000000"/>
    </style:style>
    <style:style style:name="ce5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floyd_temp_ThucNghiem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dge</text:p>
          </table:table-cell>
          <table:table-cell table:style-name="ce1" office:value-type="string" calcext:value-type="string">
            <text:p>Size</text:p>
          </table:table-cell>
          <table:table-cell table:style-name="ce6"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2727513313293" calcext:value-type="float">
            <text:p>1.22727513313293</text:p>
          </table:table-cell>
          <table:table-cell table:style-name="ce4" office:value-type="float" office:value="3969" calcext:value-type="float">
            <text:p>3969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1043229103088" calcext:value-type="float">
            <text:p>1.21043229103088</text:p>
          </table:table-cell>
          <table:table-cell table:style-name="ce4" office:value-type="float" office:value="5975" calcext:value-type="float">
            <text:p>5975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1038579940796" calcext:value-type="float">
            <text:p>1.21038579940796</text:p>
          </table:table-cell>
          <table:table-cell table:style-name="ce4" office:value-type="float" office:value="4974" calcext:value-type="float">
            <text:p>4974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18536162376404" calcext:value-type="float">
            <text:p>1.18536162376404</text:p>
          </table:table-cell>
          <table:table-cell table:style-name="ce4" office:value-type="float" office:value="8918" calcext:value-type="float">
            <text:p>8918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0362973213196" calcext:value-type="float">
            <text:p>1.20362973213196</text:p>
          </table:table-cell>
          <table:table-cell table:style-name="ce4" office:value-type="float" office:value="7046" calcext:value-type="float">
            <text:p>7046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1855366230011" calcext:value-type="float">
            <text:p>1.1855366230011</text:p>
          </table:table-cell>
          <table:table-cell table:style-name="ce4" office:value-type="float" office:value="8931" calcext:value-type="float">
            <text:p>8931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19551348686218" calcext:value-type="float">
            <text:p>1.19551348686218</text:p>
          </table:table-cell>
          <table:table-cell table:style-name="ce4" office:value-type="float" office:value="6908" calcext:value-type="float">
            <text:p>6908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076723575592" calcext:value-type="float">
            <text:p>1.2076723575592</text:p>
          </table:table-cell>
          <table:table-cell table:style-name="ce4" office:value-type="float" office:value="3974" calcext:value-type="float">
            <text:p>3974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0008969306946" calcext:value-type="float">
            <text:p>1.20008969306946</text:p>
          </table:table-cell>
          <table:table-cell table:style-name="ce4" office:value-type="float" office:value="8887" calcext:value-type="float">
            <text:p>8887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0109510421753" calcext:value-type="float">
            <text:p>1.20109510421753</text:p>
          </table:table-cell>
          <table:table-cell table:style-name="ce4" office:value-type="float" office:value="8847" calcext:value-type="float">
            <text:p>8847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0720553398132" calcext:value-type="float">
            <text:p>1.20720553398132</text:p>
          </table:table-cell>
          <table:table-cell table:style-name="ce4" office:value-type="float" office:value="4896" calcext:value-type="float">
            <text:p>4896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1971116065979" calcext:value-type="float">
            <text:p>1.1971116065979</text:p>
          </table:table-cell>
          <table:table-cell table:style-name="ce4" office:value-type="float" office:value="6977" calcext:value-type="float">
            <text:p>6977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2370195388794" calcext:value-type="float">
            <text:p>1.22370195388794</text:p>
          </table:table-cell>
          <table:table-cell table:style-name="ce4" office:value-type="float" office:value="5890" calcext:value-type="float">
            <text:p>5890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0224356651306" calcext:value-type="float">
            <text:p>1.20224356651306</text:p>
          </table:table-cell>
          <table:table-cell table:style-name="ce4" office:value-type="float" office:value="4994" calcext:value-type="float">
            <text:p>4994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198979139328" calcext:value-type="float">
            <text:p>1.198979139328</text:p>
          </table:table-cell>
          <table:table-cell table:style-name="ce4" office:value-type="float" office:value="6991" calcext:value-type="float">
            <text:p>6991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19237327575684" calcext:value-type="float">
            <text:p>1.19237327575684</text:p>
          </table:table-cell>
          <table:table-cell table:style-name="ce4" office:value-type="float" office:value="6943" calcext:value-type="float">
            <text:p>6943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19990706443787" calcext:value-type="float">
            <text:p>1.19990706443787</text:p>
          </table:table-cell>
          <table:table-cell table:style-name="ce4" office:value-type="float" office:value="8930" calcext:value-type="float">
            <text:p>8930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281641960144" calcext:value-type="float">
            <text:p>1.2281641960144</text:p>
          </table:table-cell>
          <table:table-cell table:style-name="ce4" office:value-type="float" office:value="3888" calcext:value-type="float">
            <text:p>3888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3748016357422" calcext:value-type="float">
            <text:p>1.23748016357422</text:p>
          </table:table-cell>
          <table:table-cell table:style-name="ce4" office:value-type="float" office:value="5073" calcext:value-type="float">
            <text:p>5073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111074924469" calcext:value-type="float">
            <text:p>1.2111074924469</text:p>
          </table:table-cell>
          <table:table-cell table:style-name="ce4" office:value-type="float" office:value="5909" calcext:value-type="float">
            <text:p>5909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2914695739746" calcext:value-type="float">
            <text:p>1.22914695739746</text:p>
          </table:table-cell>
          <table:table-cell table:style-name="ce4" office:value-type="float" office:value="6934" calcext:value-type="float">
            <text:p>6934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19503736495972" calcext:value-type="float">
            <text:p>1.19503736495972</text:p>
          </table:table-cell>
          <table:table-cell table:style-name="ce4" office:value-type="float" office:value="6898" calcext:value-type="float">
            <text:p>6898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1222472190857" calcext:value-type="float">
            <text:p>1.21222472190857</text:p>
          </table:table-cell>
          <table:table-cell table:style-name="ce4" office:value-type="float" office:value="4926" calcext:value-type="float">
            <text:p>4926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19719314575195" calcext:value-type="float">
            <text:p>1.19719314575195</text:p>
          </table:table-cell>
          <table:table-cell table:style-name="ce4" office:value-type="float" office:value="8925" calcext:value-type="float">
            <text:p>8925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256076335907" calcext:value-type="float">
            <text:p>1.2256076335907</text:p>
          </table:table-cell>
          <table:table-cell table:style-name="ce4" office:value-type="float" office:value="3952" calcext:value-type="float">
            <text:p>3952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0600819587708" calcext:value-type="float">
            <text:p>1.20600819587708</text:p>
          </table:table-cell>
          <table:table-cell table:style-name="ce4" office:value-type="float" office:value="5005" calcext:value-type="float">
            <text:p>5005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3410940170288" calcext:value-type="float">
            <text:p>1.23410940170288</text:p>
          </table:table-cell>
          <table:table-cell table:style-name="ce4" office:value-type="float" office:value="4978" calcext:value-type="float">
            <text:p>4978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3521041870117" calcext:value-type="float">
            <text:p>1.23521041870117</text:p>
          </table:table-cell>
          <table:table-cell table:style-name="ce4" office:value-type="float" office:value="5998" calcext:value-type="float">
            <text:p>5998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20922207832336" calcext:value-type="float">
            <text:p>1.20922207832336</text:p>
          </table:table-cell>
          <table:table-cell table:style-name="ce4" office:value-type="float" office:value="5976" calcext:value-type="float">
            <text:p>5976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19435691833496" calcext:value-type="float">
            <text:p>1.19435691833496</text:p>
          </table:table-cell>
          <table:table-cell table:style-name="ce4" office:value-type="float" office:value="6958" calcext:value-type="float">
            <text:p>6958</text:p>
          </table:table-cell>
          <table:table-cell table:style-name="ce4" office:value-type="float" office:value="160308" calcext:value-type="float">
            <text:p>160308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3T23:49:26.739737965</dc:date>
    <meta:editing-duration>PT24M36S</meta:editing-duration>
    <meta:editing-cycles>1</meta:editing-cycles>
    <meta:document-statistic meta:table-count="1" meta:cell-count="124" meta:object-count="0"/>
    <meta:generator>LibreOffice/6.4.6.2$Linux_X86_64 LibreOffice_project/40$Build-2</meta:generator>
  </office:meta>
</office:document-meta>
</file>